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AssemblyEnvironment.setRootDir( File root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Environment.getServiceUnitDirectory( String componentName , String su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iceAssemblyEnvironment.setInstallDir( File install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Environment.getInstall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Environment.getStat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Environment.ServiceAssembly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AssemblyEnvironment.setSusDir( File sus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Environment.getRoot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Environment.setStateFile( File stat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AssemblyEnvironment.getSus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